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0051647763215030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comment sont les documents latex a la lecture ?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vus souvent quand pas rétrocompatible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2">création de tex (<text:span text:style-name="T1">par qui</text:span> et pourquoi ?)</text:p>
                    </text:list-item>
                    <text:list-item>
                      <text:p text:style-name="P2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2">documents qu'on voudra créer avec latex : 2 types (un déjà vu)</text:p>
                </text:list-item>
                <text:list-item>
                  <text:p text:style-name="P2">deuxième type (pas celui déjà vu) : qu'est ce que c'est ? (particularité)</text:p>
                </text:list-item>
                <text:list-item>
                  <text:p text:style-name="P1">3 catégories de logiciels utilisés pour faire du latex (noms + utilité)</text:p>
                  <text:list>
                    <text:list-item>
                      <text:p text:style-name="P2">pour la 3ème cat, 3 sous cat possibles. Caractéristiques de chaque.</text:p>
                    </text:list-item>
                    <text:list-item>
                      <text:p text:style-name="P2">pour mac, possibilité d'avoir tout en un (nom logiciel en question...)</text:p>
                    </text:list-item>
                  </text:list>
                </text:list-item>
              </text:list>
            </text:list-item>
            <text:list-item>
              <text:p text:style-name="P1">structurer son premier document</text:p>
              <text:list>
                <text:list-item>
                  <text:p text:style-name="P1">note read me first tex</text:p>
                  <text:list>
                    <text:list-item>
                      <text:p text:style-name="P1">comment créer un nouveau fichier et le préremplire ?</text:p>
                    </text:list-item>
                    <text:list-item>
                      <text:p text:style-name="P1">comment le sauver, créer et visualiser ?</text:p>
                    </text:list-item>
                  </text:list>
                </text:list-item>
                <text:list-item>
                  <text:p text:style-name="P1">compilation</text:p>
                  <text:list>
                    <text:list-item>
                      <text:p text:style-name="P1">qu'est ce qui compile notre code latex ?</text:p>
                    </text:list-item>
                    <text:list-item>
                      <text:p text:style-name="P1">3 fichiers potentiellement productibles via .tex</text:p>
                    </text:list-item>
                    <text:list-item>
                      <text:p text:style-name="P1">facilités permises par éditeurs latex (2)</text:p>
                    </text:list-item>
                    <text:list-item>
                      <text:p text:style-name="P1">pas que les extensions vues juste avant. D'autres extensions possibles (pas besoin de citer, mais grossièrement correspond a quoi ?)</text:p>
                    </text:list-item>
                  </text:list>
                </text:list-item>
                <text:list-item>
                  <text:p text:style-name="P1"><text:soft-page-break/>rédaction d'un document simple</text:p>
                  <text:list>
                    <text:list-item>
                      <text:p text:style-name="P1">rédaction du fichier .tex</text:p>
                      <text:list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24T14:39:36</dc:date>
    <dc:creator>yjfjyf jjku</dc:creator>
    <meta:editing-duration>PT12H48M37S</meta:editing-duration>
    <meta:editing-cycles>75</meta:editing-cycles>
    <meta:generator>OpenOffice/4.0.0$Unix OpenOffice.org_project/400m3$Build-9702</meta:generator>
    <meta:document-statistic meta:table-count="0" meta:image-count="0" meta:object-count="0" meta:page-count="2" meta:paragraph-count="50" meta:word-count="377" meta:character-count="2043"/>
  </office:meta>
</office:document-meta>
</file>